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/>
    </style:style>
    <style:style style:name="P8" style:parent-style-name="Normal" style:family="paragraph">
      <style:text-properties fo:font-weight="bold" style:font-weight-asian="bold"/>
    </style:style>
    <style:style style:name="T9" style:parent-style-name="DefaultParagraphFont" style:family="text">
      <style:text-properties fo:font-weight="bold" style:font-weight-asian="bold"/>
    </style:style>
    <style:style style:name="T10" style:parent-style-name="DefaultParagraphFont" style:family="text">
      <style:text-properties fo:font-weight="bold" style:font-weight-asian="bold"/>
    </style:style>
    <style:style style:name="T11" style:parent-style-name="DefaultParagraphFont" style:family="text">
      <style:text-properties fo:font-weight="bold" style:font-weight-asian="bold"/>
    </style:style>
    <style:style style:name="P12" style:parent-style-name="Normal" style:family="paragraph">
      <style:text-properties fo:font-weight="bold" style:font-weight-asian="bold"/>
    </style:style>
    <style:style style:name="P13" style:parent-style-name="Normal" style:family="paragraph">
      <style:text-properties fo:font-weight="bold" style:font-weight-asian="bold"/>
    </style:style>
    <style:style style:name="P14" style:parent-style-name="Normal" style:family="paragraph">
      <style:text-properties fo:font-weight="bold" style:font-weight-asian="bold"/>
    </style:style>
  </office:automatic-styles>
  <office:body>
    <office:text text:use-soft-page-breaks="true">
      <text:p text:style-name="P1">Semesterkoordinatorer</text:p>
      <text:p text:style-name="Normal"><text:a xlink:href="mailto:chr@cs.aau.dk" office:target-frame-name="_top" xlink:show="replace"><text:span text:style-name="Hyperlink">chr@cs.aau.dk</text:span></text:a></text:p>
      <text:p text:style-name="Normal"><text:a xlink:href="mailto:even@cs.aau.dk" office:target-frame-name="_top" xlink:show="replace"><text:span text:style-name="Hyperlink">even@cs.aau.dk</text:span></text:a></text:p>
      <text:p text:style-name="P8"/>
      <text:p text:style-name="Normal"><text:span text:style-name="T9">Facillity support</text:span><text:span text:style-name="T10"><text:s/>(Dem der aktiverer studentkort)</text:span><text:span text:style-name="T11">:</text:span></text:p>
      <text:p text:style-name="Normal"><text:a xlink:href="mailto:fsto@adm.aau.dk" office:target-frame-name="_top" xlink:show="replace"><text:span text:style-name="Hyperlink">fsto@adm.aau.dk</text:span></text:a></text:p>
      <text:p text:style-name="Normal">kontor I SLV300 lokale 0.1.15</text:p>
      <text:p text:style-name="Normal"/>
      <text:p text:style-name="P12">Moebel etik:</text:p>
      <text:p text:style-name="Normal">Møbler må anvendes, men ikke flyttes.</text:p>
      <text:p text:style-name="Normal">Vinduer må kun hoppes ud af hvis brandalarmen er aktiv.</text:p>
      <text:p text:style-name="Normal">Metalskabe må anvendes, men man skal selv medbringe lås.</text:p>
      <text:p text:style-name="Normal"/>
      <text:p text:style-name="P13">F-klubben:</text:p>
      <text:p text:style-name="Normal">Gratis franskbrød hver fredag.</text:p>
      <text:p text:style-name="Normal">Film aftener.</text:p>
      <text:p text:style-name="Normal">Fyttetur i oktober med besøg fra Google.</text:p>
      <text:p text:style-name="Normal">6kr per øl, 10kr per monster.</text:p>
      <text:p text:style-name="Normal">Flan – rusland men bedre.</text:p>
      <text:p text:style-name="Normal">Fjulefrokost – God mad og questionable sange.</text:p>
      <text:p text:style-name="Normal"><text:a xlink:href="mailto:Tilmeld@fklub.dk" office:target-frame-name="_top" xlink:show="replace"><text:span text:style-name="Hyperlink">Tilmeld@fklub.dk</text:span></text:a></text:p>
      <text:p text:style-name="Normal">Med øsnkede brugernavn, fornavn, og efternavn. Husk at specificer uddannelse. 200kr. Livslangt medlemsskab.</text:p>
      <text:p text:style-name="Normal">Man skal fylde køleskabet op en gang om året, uanset om man er medlem eller ej.</text:p>
      <text:p text:style-name="Normal">Generalforsamling 14. september.</text:p>
      <text:p text:style-name="Normal">fff.fklub.dk eller<text:s/><text:a xlink:href="mailto:info@fklub.dk" office:target-frame-name="_top" xlink:show="replace"><text:span text:style-name="Hyperlink">info@fklub.dk</text:span></text:a><text:s/>hvis man har spørgsmål.</text:p>
      <text:p text:style-name="Normal"/>
      <text:p text:style-name="P14">SEA, AAU innovation:</text:p>
      <text:p text:style-name="Normal">Hjælper studerende med at starte deres egne firmaer.</text:p>
      <text:p text:style-name="Normal">De har meget erfaring. 100+ startups per år.</text:p>
      <text:p text:style-name="Normal">sea.aau.dk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DK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language="da" fo:country="DK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>
        <style:tab-stops>
          <style:tab-stop style:type="center" style:position="3.134in"/>
        </style:tab-stops>
      </style:paragraph-properties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</office:automatic-styles>
  <office:master-styles>
    <style:master-page style:name="MP0" style:page-layout-name="PL0">
      <style:header>
        <text:p text:style-name="P2"><text:span text:style-name="T3">Computer Science</text:span><text:span text:style-name="T4"><text:tab/></text:span><text:span text:style-name="T5">Intro</text:span><text:span text:style-name="T6"><text:s/></text:span><text:span text:style-name="T7">04/09/201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ld Baka</meta:initial-creator>
    <dc:creator>Cold Baka</dc:creator>
    <meta:creation-date>2018-09-04T08:06:00Z</meta:creation-date>
    <dc:date>2018-09-04T09:35:00Z</dc:date>
    <meta:template xlink:href="Normal" xlink:type="simple"/>
    <meta:editing-cycles>4</meta:editing-cycles>
    <meta:editing-duration>PT5400S</meta:editing-duration>
    <meta:document-statistic meta:page-count="1" meta:paragraph-count="2" meta:word-count="168" meta:character-count="1129" meta:row-count="8" meta:non-whitespace-character-count="963"/>
  </office:meta>
</office:document-meta>
</file>